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Black" svg:font-family="'Noto Sans Devanagari Black'" style:font-family-generic="swiss"/>
    <style:font-face style:name="Noto Sans Devanagari Black1" svg:font-family="'Noto Sans Devanagari Black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Liberation Sans" fo:font-style="normal" style:font-style-asian="normal" style:font-style-complex="normal"/>
    </style:style>
    <style:style style:name="T2" style:family="text">
      <style:text-properties style:font-name="Liberation Sans" fo:font-style="normal" officeooo:rsid="00022950" style:font-style-asian="normal" style:font-style-complex="normal"/>
    </style:style>
    <style:style style:name="T3" style:family="text">
      <style:text-properties style:font-name="Liberation Sans" fo:font-style="normal" officeooo:rsid="0003f06d" style:font-style-asian="normal" style:font-style-complex="normal"/>
    </style:style>
    <style:style style:name="T4" style:family="text">
      <style:text-properties style:font-name="Liberation Sans" fo:font-style="normal" officeooo:rsid="0005adf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Emphasis"><text:span text:style-name="T1">Personalizované vyhľadávanie: </text:span></text:span><text:span text:style-name="Emphasis"><text:span text:style-name="T2">Vplyv</text:span></text:span><text:span text:style-name="Emphasis"><text:span text:style-name="T1"> odporúčaci</text:span></text:span><text:span text:style-name="Emphasis"><text:span text:style-name="T2">ch</text:span></text:span><text:span text:style-name="Emphasis"><text:span text:style-name="T1"> systém</text:span></text:span><text:span text:style-name="Emphasis"><text:span text:style-name="T3">ov</text:span></text:span><text:span text:style-name="Emphasis"><text:span text:style-name="T1"> </text:span></text:span><text:span text:style-name="Emphasis"><text:span text:style-name="T4">na</text:span></text:span><text:span text:style-name="Emphasis"><text:span text:style-name="T1"> online skúsenosti používateľov</text:span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Black" svg:font-family="'Noto Sans Devanagari Black'" style:font-family-generic="swiss"/>
    <style:font-face style:name="Noto Sans Devanagari Black1" svg:font-family="'Noto Sans Devanagari Black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 Black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 Black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 Black1" style:font-family-complex="'Noto Sans Devanagari Bl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Black" style:font-family-complex="'Noto Sans Devanagari Bl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 Black" style:font-family-complex="'Noto Sans Devanagari Bl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Black" style:font-family-complex="'Noto Sans Devanagari Black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 Black1" style:font-family-complex="'Noto Sans Devanagari Black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1:50:15.787665376</meta:creation-date>
    <dc:date>2024-09-26T12:12:05.186054894</dc:date>
    <meta:editing-duration>PT21M48S</meta:editing-duration>
    <meta:editing-cycles>5</meta:editing-cycles>
    <meta:generator>LibreOffice/24.8.1.2$Linux_X86_64 LibreOffice_project/480$Build-2</meta:generator>
    <meta:document-statistic meta:table-count="0" meta:image-count="0" meta:object-count="0" meta:page-count="1" meta:paragraph-count="1" meta:word-count="9" meta:character-count="91" meta:non-whitespace-character-count="83"/>
  </office:meta>
</office:document-meta>
</file>